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250000619100000707EBC2D06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entury Schoolbook" svg:font-family="'Century Schoolbook'" style:font-family-generic="roman"/>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master-page-name="Standard">
      <style:table-properties style:width="168.56mm" fo:margin-left="-1.99mm" style:page-number="auto" table:align="left" style:writing-mode="lr-tb"/>
    </style:style>
    <style:style style:name="Table1.A" style:family="table-column">
      <style:table-column-properties style:column-width="168.56mm"/>
    </style:style>
    <style:style style:name="Table1.1" style:family="table-row">
      <style:table-row-properties fo:keep-together="auto"/>
    </style:style>
    <style:style style:name="Table1.A1" style:family="table-cell">
      <style:table-cell-properties style:vertical-align="top" fo:background-color="#b3b3b3" fo:padding-left="1.91mm" fo:padding-right="1.91mm" fo:padding-top="0mm" fo:padding-bottom="0mm" fo:border="0.5pt solid #000000" style:writing-mode="lr-tb">
        <style:background-image/>
      </style:table-cell-properties>
    </style:style>
    <style:style style:name="Table1.A2" style:family="table-cell">
      <style:table-cell-properties style:vertical-align="top" fo:padding-left="1.91mm" fo:padding-right="1.91mm" fo:padding-top="0mm" fo:padding-bottom="0mm" fo:border="0.5pt solid #000000" style:writing-mode="lr-tb"/>
    </style:style>
    <style:style style:name="Table2" style:family="table">
      <style:table-properties style:width="168.56mm" fo:margin-left="-1.99mm" table:align="left" style:writing-mode="lr-tb"/>
    </style:style>
    <style:style style:name="Table2.A" style:family="table-column">
      <style:table-column-properties style:column-width="52.71mm"/>
    </style:style>
    <style:style style:name="Table2.B" style:family="table-column">
      <style:table-column-properties style:column-width="115.85mm"/>
    </style:style>
    <style:style style:name="Table2.1" style:family="table-row">
      <style:table-row-properties fo:keep-together="auto"/>
    </style:style>
    <style:style style:name="Table2.A1"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2.B1" style:family="table-cell">
      <style:table-cell-properties style:vertical-align="top" fo:padding-left="1.91mm" fo:padding-right="1.91mm" fo:padding-top="0mm" fo:padding-bottom="0mm" fo:border="0.5pt solid #000000" style:writing-mode="lr-tb"/>
    </style:style>
    <style:style style:name="Table3" style:family="table">
      <style:table-properties style:width="168.56mm" fo:margin-left="-1.99mm" table:align="left" style:writing-mode="lr-tb"/>
    </style:style>
    <style:style style:name="Table3.A" style:family="table-column">
      <style:table-column-properties style:column-width="52.71mm"/>
    </style:style>
    <style:style style:name="Table3.B" style:family="table-column">
      <style:table-column-properties style:column-width="115.85mm"/>
    </style:style>
    <style:style style:name="Table3.1" style:family="table-row">
      <style:table-row-properties fo:keep-together="auto"/>
    </style:style>
    <style:style style:name="Table3.A1" style:family="table-cell">
      <style:table-cell-properties style:vertical-align="top" fo:background-color="#c0c0c0" fo:padding-left="1.91mm" fo:padding-right="1.91mm" fo:padding-top="0mm" fo:padding-bottom="0mm" fo:border="0.5pt solid #000000" style:writing-mode="lr-tb">
        <style:background-image/>
      </style:table-cell-properties>
    </style:style>
    <style:style style:name="Table3.A2"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3.B2" style:family="table-cell">
      <style:table-cell-properties style:vertical-align="top" fo:padding-left="1.91mm" fo:padding-right="1.91mm" fo:padding-top="0mm" fo:padding-bottom="0mm" fo:border="0.5pt solid #000000" style:writing-mode="lr-tb"/>
    </style:style>
    <style:style style:name="Table3.A3"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3.B3" style:family="table-cell">
      <style:table-cell-properties style:vertical-align="top" fo:padding-left="1.91mm" fo:padding-right="1.91mm" fo:padding-top="0mm" fo:padding-bottom="0mm" fo:border="0.5pt solid #000000" style:writing-mode="lr-tb"/>
    </style:style>
    <style:style style:name="Table3.A4"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3.B4" style:family="table-cell">
      <style:table-cell-properties style:vertical-align="top" fo:padding-left="1.91mm" fo:padding-right="1.91mm" fo:padding-top="0mm" fo:padding-bottom="0mm" fo:border="0.5pt solid #000000" style:writing-mode="lr-tb"/>
    </style:style>
    <style:style style:name="Table3.A5"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3.B5" style:family="table-cell">
      <style:table-cell-properties style:vertical-align="top" fo:padding-left="1.91mm" fo:padding-right="1.91mm" fo:padding-top="0mm" fo:padding-bottom="0mm" fo:border="0.5pt solid #000000" style:writing-mode="lr-tb"/>
    </style:style>
    <style:style style:name="Table3.A6"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3.B6" style:family="table-cell">
      <style:table-cell-properties style:vertical-align="top" fo:padding-left="1.91mm" fo:padding-right="1.91mm" fo:padding-top="0mm" fo:padding-bottom="0mm" fo:border="0.5pt solid #000000" style:writing-mode="lr-tb"/>
    </style:style>
    <style:style style:name="Table3.A7"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3.B7" style:family="table-cell">
      <style:table-cell-properties style:vertical-align="top" fo:padding-left="1.91mm" fo:padding-right="1.91mm" fo:padding-top="0mm" fo:padding-bottom="0mm" fo:border="0.5pt solid #000000" style:writing-mode="lr-tb"/>
    </style:style>
    <style:style style:name="Table3.A8"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3.B8" style:family="table-cell">
      <style:table-cell-properties style:vertical-align="top" fo:padding-left="1.91mm" fo:padding-right="1.91mm" fo:padding-top="0mm" fo:padding-bottom="0mm" fo:border="0.5pt solid #000000" style:writing-mode="lr-tb"/>
    </style:style>
    <style:style style:name="Table3.A9"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3.B9" style:family="table-cell">
      <style:table-cell-properties style:vertical-align="top" fo:padding-left="1.91mm" fo:padding-right="1.91mm" fo:padding-top="0mm" fo:padding-bottom="0mm" fo:border="0.5pt solid #000000" style:writing-mode="lr-tb"/>
    </style:style>
    <style:style style:name="Table3.A10"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3.B10" style:family="table-cell">
      <style:table-cell-properties style:vertical-align="top" fo:padding-left="1.91mm" fo:padding-right="1.91mm" fo:padding-top="0mm" fo:padding-bottom="0mm" fo:border="0.5pt solid #000000" style:writing-mode="lr-tb"/>
    </style:style>
    <style:style style:name="Table3.A11"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3.B11" style:family="table-cell">
      <style:table-cell-properties style:vertical-align="top" fo:padding-left="1.91mm" fo:padding-right="1.91mm" fo:padding-top="0mm" fo:padding-bottom="0mm" fo:border="0.5pt solid #000000" style:writing-mode="lr-tb"/>
    </style:style>
    <style:style style:name="Table3.A12"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3.B12" style:family="table-cell">
      <style:table-cell-properties style:vertical-align="top" fo:padding-left="1.91mm" fo:padding-right="1.91mm" fo:padding-top="0mm" fo:padding-bottom="0mm" fo:border="0.5pt solid #000000" style:writing-mode="lr-tb"/>
    </style:style>
    <style:style style:name="Table3.A13"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3.B13" style:family="table-cell">
      <style:table-cell-properties style:vertical-align="top" fo:padding-left="1.91mm" fo:padding-right="1.91mm" fo:padding-top="0mm" fo:padding-bottom="0mm" fo:border="0.5pt solid #000000" style:writing-mode="lr-tb"/>
    </style:style>
    <style:style style:name="Table3.A14"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3.B14" style:family="table-cell">
      <style:table-cell-properties style:vertical-align="top" fo:padding-left="1.91mm" fo:padding-right="1.91mm" fo:padding-top="0mm" fo:padding-bottom="0mm" fo:border="0.5pt solid #000000" style:writing-mode="lr-tb"/>
    </style:style>
    <style:style style:name="Table3.A15"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3.B15" style:family="table-cell">
      <style:table-cell-properties style:vertical-align="top" fo:padding-left="1.91mm" fo:padding-right="1.91mm" fo:padding-top="0mm" fo:padding-bottom="0mm" fo:border="0.5pt solid #000000" style:writing-mode="lr-tb"/>
    </style:style>
    <style:style style:name="Table3.A16"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3.B16" style:family="table-cell">
      <style:table-cell-properties style:vertical-align="top" fo:padding-left="1.91mm" fo:padding-right="1.91mm" fo:padding-top="0mm" fo:padding-bottom="0mm" fo:border="0.5pt solid #000000" style:writing-mode="lr-tb"/>
    </style:style>
    <style:style style:name="Table3.A17"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3.B17" style:family="table-cell">
      <style:table-cell-properties style:vertical-align="top" fo:padding-left="1.91mm" fo:padding-right="1.91mm" fo:padding-top="0mm" fo:padding-bottom="0mm" fo:border="0.5pt solid #000000" style:writing-mode="lr-tb"/>
    </style:style>
    <style:style style:name="Table3.A18"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3.B18" style:family="table-cell">
      <style:table-cell-properties style:vertical-align="top" fo:padding-left="1.91mm" fo:padding-right="1.91mm" fo:padding-top="0mm" fo:padding-bottom="0mm" fo:border="0.5pt solid #000000" style:writing-mode="lr-tb"/>
    </style:style>
    <style:style style:name="Table3.A19"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3.B19" style:family="table-cell">
      <style:table-cell-properties style:vertical-align="top" fo:padding-left="1.91mm" fo:padding-right="1.91mm" fo:padding-top="0mm" fo:padding-bottom="0mm" fo:border="0.5pt solid #000000" style:writing-mode="lr-tb"/>
    </style:style>
    <style:style style:name="Table3.A20"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3.B20" style:family="table-cell">
      <style:table-cell-properties style:vertical-align="top" fo:padding-left="1.91mm" fo:padding-right="1.91mm" fo:padding-top="0mm" fo:padding-bottom="0mm" fo:border="0.5pt solid #000000" style:writing-mode="lr-tb"/>
    </style:style>
    <style:style style:name="P1" style:family="paragraph" style:parent-style-name="Standard" style:list-style-name="WW8Num16"/>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officeooo:paragraph-rsid="0008d8d8"/>
    </style:style>
    <style:style style:name="P4" style:family="paragraph" style:parent-style-name="Standard">
      <style:text-properties fo:font-weight="bold" style:font-weight-asian="bold"/>
    </style:style>
    <style:style style:name="P5" style:family="paragraph" style:parent-style-name="Standard">
      <style:text-properties fo:font-style="italic" style:font-style-asian="italic"/>
    </style:style>
    <style:style style:name="P6" style:family="paragraph" style:parent-style-name="Standard">
      <style:paragraph-properties style:snap-to-layout-grid="false"/>
      <style:text-properties officeooo:rsid="0008d8d8" officeooo:paragraph-rsid="0008d8d8"/>
    </style:style>
    <style:style style:name="P7" style:family="paragraph" style:parent-style-name="Standard" style:list-style-name="L1">
      <style:paragraph-properties style:snap-to-layout-grid="false"/>
      <style:text-properties officeooo:rsid="0008d8d8" officeooo:paragraph-rsid="0008d8d8"/>
    </style:style>
    <style:style style:name="P8" style:family="paragraph" style:parent-style-name="Standard" style:list-style-name="L1">
      <style:paragraph-properties style:snap-to-layout-grid="false"/>
      <style:text-properties officeooo:paragraph-rsid="0008d8d8"/>
    </style:style>
    <style:style style:name="P9" style:family="paragraph" style:parent-style-name="Standard">
      <style:paragraph-properties fo:margin-left="0mm" fo:margin-right="0mm" fo:text-indent="12.49mm" style:auto-text-indent="false"/>
    </style:style>
    <style:style style:name="P10" style:family="paragraph" style:parent-style-name="Footer">
      <style:paragraph-properties fo:text-align="center" style:justify-single-word="false"/>
    </style:style>
    <style:style style:name="P11" style:family="paragraph" style:parent-style-name="Header">
      <style:paragraph-properties>
        <style:tab-stops>
          <style:tab-stop style:position="80.01mm" style:type="center"/>
          <style:tab-stop style:position="165.1mm" style:type="right"/>
        </style:tab-stops>
      </style:paragraph-properties>
    </style:style>
    <style:style style:name="P12" style:family="paragraph" style:parent-style-name="Header">
      <style:paragraph-properties>
        <style:tab-stops>
          <style:tab-stop style:position="80.01mm" style:type="center"/>
          <style:tab-stop style:position="165.1mm" style:type="right"/>
        </style:tab-stops>
      </style:paragraph-properties>
      <style:text-properties fo:font-weight="bold" style:font-weight-asian="bold"/>
    </style:style>
    <style:style style:name="P13" style:family="paragraph" style:parent-style-name="Header">
      <style:paragraph-properties>
        <style:tab-stops>
          <style:tab-stop style:position="165.1mm" style:type="right"/>
        </style:tab-stops>
      </style:paragraph-properties>
    </style:style>
    <style:style style:name="P14" style:family="paragraph" style:parent-style-name="Header">
      <style:paragraph-properties fo:text-align="end" style:justify-single-word="false"/>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officeooo:rsid="0008d8d8"/>
    </style:style>
    <style:style style:name="T4" style:family="text"/>
    <style:style style:name="fr1" style:family="graphic" style:parent-style-name="Graphics">
      <style:graphic-properties fo:margin-left="0mm" fo:margin-right="0mm" style:vertical-pos="top" style:vertical-rel="baseline" fo:padding="0.02mm" fo:border="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Standard">Invulinstructie</text:p>
          </table:table-cell>
        </table:table-row>
        <table:table-row table:style-name="Table1.1">
          <table:table-cell table:style-name="Table1.A2" office:value-type="string">
            <text:list xml:id="list7473253857792709660" text:style-name="WW8Num16">
              <text:list-item>
                <text:p text:style-name="P1">Dit formulier dient ervoor om tussen het team en de opdrachtgever afspraken over het product eenduidig vast te leggen.</text:p>
              </text:list-item>
              <text:list-item>
                <text:p text:style-name="P1">Het formulier wordt ingevuld door het team en opgestuurd naar de opdrachtgever.</text:p>
              </text:list-item>
              <text:list-item>
                <text:p text:style-name="P1">Indien de opdrachtgever akkoord is met de tekst volstaat een bevestiging hiervan via een e-maal naar het team. Het team neemt dit document op in het projectdossier.</text:p>
              </text:list-item>
            </text:list>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Standard">Verantwoordelijk auteur</text:p>
            <text:p text:style-name="Standard"/>
          </table:table-cell>
          <table:table-cell table:style-name="Table2.B1" office:value-type="string">
            <text:p text:style-name="P6">Guus Bonnema</text:p>
          </table:table-cell>
        </table:table-row>
        <table:table-row table:style-name="Table2.1">
          <table:table-cell table:style-name="Table2.A1" office:value-type="string">
            <text:p text:style-name="Standard">Datum document</text:p>
            <text:p text:style-name="Standard"/>
          </table:table-cell>
          <table:table-cell table:style-name="Table2.B1" office:value-type="string">
            <text:p text:style-name="P6">02-10-2015</text:p>
          </table:table-cell>
        </table:table-row>
        <table:table-row table:style-name="Table2.1">
          <table:table-cell table:style-name="Table2.A1" office:value-type="string">
            <text:p text:style-name="Standard">Naam project</text:p>
          </table:table-cell>
          <table:table-cell table:style-name="Table2.B1" office:value-type="string">
            <text:p text:style-name="P6">Chip workbench</text:p>
          </table:table-cell>
        </table:table-row>
      </table:table>
      <text:p text:style-name="P9"/>
      <table:table table:name="Table3" table:style-name="Table3">
        <table:table-column table:style-name="Table3.A"/>
        <table:table-column table:style-name="Table3.B"/>
        <table:table-row table:style-name="Table3.1">
          <table:table-cell table:style-name="Table3.A1" table:number-columns-spanned="2" office:value-type="string">
            <text:p text:style-name="Standard">Overeenkomst</text:p>
          </table:table-cell>
          <table:covered-table-cell/>
        </table:table-row>
        <table:table-row table:style-name="Table3.1">
          <table:table-cell table:style-name="Table3.A2" office:value-type="string">
            <text:p text:style-name="P4">Partijen</text:p>
          </table:table-cell>
          <table:table-cell table:style-name="Table3.B2" office:value-type="string">
            <text:p text:style-name="P2"/>
          </table:table-cell>
        </table:table-row>
        <table:table-row table:style-name="Table3.1">
          <table:table-cell table:style-name="Table3.A3" office:value-type="string">
            <text:p text:style-name="Standard">Naam opdrachtgever</text:p>
          </table:table-cell>
          <table:table-cell table:style-name="Table3.B3" office:value-type="string">
            <text:p text:style-name="P6">Bernard van Gastel</text:p>
          </table:table-cell>
        </table:table-row>
        <table:table-row table:style-name="Table3.1">
          <table:table-cell table:style-name="Table3.A4" office:value-type="string">
            <text:p text:style-name="Standard">Naam projectteam</text:p>
          </table:table-cell>
          <table:table-cell table:style-name="Table3.B4" office:value-type="string">
            <text:p text:style-name="P6">Team 33</text:p>
          </table:table-cell>
        </table:table-row>
        <table:table-row table:style-name="Table3.1">
          <table:table-cell table:style-name="Table3.A5" office:value-type="string">
            <text:p text:style-name="Standard">Leden projectteam</text:p>
          </table:table-cell>
          <table:table-cell table:style-name="Table3.B5" office:value-type="string">
            <text:p text:style-name="P6">Guus Bonnema, Jeroen Kleijn, Stefan Versluys</text:p>
            <text:p text:style-name="Standard"/>
            <text:p text:style-name="Standard"/>
            <text:p text:style-name="Standard"/>
            <text:p text:style-name="Standard"/>
          </table:table-cell>
        </table:table-row>
        <table:table-row table:style-name="Table3.1">
          <table:table-cell table:style-name="Table3.A6" office:value-type="string">
            <text:p text:style-name="P4">Afbakening</text:p>
            <text:p text:style-name="P4"/>
          </table:table-cell>
          <table:table-cell table:style-name="Table3.B6" office:value-type="string">
            <text:p text:style-name="P4">In detail uitgewerkt in het projectplan dat integraal onderdeel uitmaakt van deze overeenkomst</text:p>
          </table:table-cell>
        </table:table-row>
        <table:table-row table:style-name="Table3.1">
          <table:table-cell table:style-name="Table3.A7" office:value-type="string">
            <text:p text:style-name="Standard">Omschrijving van het project</text:p>
          </table:table-cell>
          <table:table-cell table:style-name="Table3.B7" office:value-type="string">
            <text:p text:style-name="P3"><text:span text:style-name="T3">Het herbouwen van het WickedXMAS chip ontwerp programma</text:span></text:p>
          </table:table-cell>
        </table:table-row>
        <table:table-row table:style-name="Table3.1">
          <table:table-cell table:style-name="Table3.A8" office:value-type="string">
            <text:p text:style-name="Standard">Globale omschrijving resultaten</text:p>
          </table:table-cell>
          <table:table-cell table:style-name="Table3.B8" office:value-type="string">
            <text:list xml:id="list5579391064479054257" text:style-name="L1">
              <text:list-item>
                <text:p text:style-name="P8"><text:span text:style-name="T3">Stand alone programma voor NoC ontwerp o.b.v. de intel beschrijving van xmas</text:span></text:p>
              </text:list-item>
              <text:list-item>
                <text:p text:style-name="P7">Programma documentatie</text:p>
              </text:list-item>
              <text:list-item>
                <text:p text:style-name="P7">Handleiding voor gebruik</text:p>
              </text:list-item>
              <text:list-item>
                <text:p text:style-name="P7">Handleiding voor onderhoud, bouw en installatie</text:p>
              </text:list-item>
            </text:list>
          </table:table-cell>
        </table:table-row>
        <table:table-row table:style-name="Table3.1">
          <table:table-cell table:style-name="Table3.A9" office:value-type="string">
            <text:p text:style-name="Standard">Globale omschrijving werkzaamheden</text:p>
          </table:table-cell>
          <table:table-cell table:style-name="Table3.B9" office:value-type="string">
            <text:p text:style-name="P3"><text:span text:style-name="T3">Het herbouwen van het WickedXMAS chip ontwerp programma tot een onderhoudbaar, uitbreidbare en platform onafhankelijk programma dat in grote lijnen dezelfde functionaliteit dekt als het <text:s/>originele programma.</text:span></text:p>
          </table:table-cell>
        </table:table-row>
        <table:table-row table:style-name="Table3.1">
          <table:table-cell table:style-name="Table3.A10" office:value-type="string">
            <text:p text:style-name="Standard">Nadere afspraken</text:p>
          </table:table-cell>
          <table:table-cell table:style-name="Table3.B10" office:value-type="string">
            <text:p text:style-name="P2"/>
            <text:p text:style-name="Standard"/>
            <text:p text:style-name="Standard"/>
            <text:p text:style-name="Standard"/>
            <text:p text:style-name="Standard"/>
            <text:p text:style-name="Standard"/>
          </table:table-cell>
        </table:table-row>
        <table:table-row table:style-name="Table3.1">
          <table:table-cell table:style-name="Table3.A11" office:value-type="string">
            <text:p text:style-name="P4">Condities</text:p>
          </table:table-cell>
          <table:table-cell table:style-name="Table3.B11" office:value-type="string">
            <text:p text:style-name="P2"/>
          </table:table-cell>
        </table:table-row>
        <table:table-row table:style-name="Table3.1">
          <table:table-cell table:style-name="Table3.A12" office:value-type="string">
            <text:p text:style-name="Standard">Algemene condities<text:span text:style-name="Footnote_20_Symbol"><text:note text:id="ftn1" text:note-class="footnote"><text:note-citation>1</text:note-citation><text:note-body><text:p text:style-name="Footnote"><text:s/>Dit document bevat een aantal voorbeeldteksten in cursief die door het team in afstemming met de opdrachtgever aangepast kunnen worden.</text:p></text:note-body></text:note></text:span></text:p>
          </table:table-cell>
          <table:table-cell table:style-name="Table3.B12" office:value-type="string">
            <text:p text:style-name="Standard">Indien tijdens de uitvoering van de werkzaamheden aan een van <text:soft-page-break/>beide partijen blijkt dat omstandigheden een behoorlijke uitvoering van de opdracht belemmeren, of indien bij een van beiden gerede twijfel rijst over het in redelijkheid te verwachten resultaat van haar arbeid, is deze verplicht de ander hiervan onverwijld in kennis te stellen. Partijen zullen dan in overleg treden teneinde de oorzaken van de omstandigheden onverwijld weg te nemen.</text:p>
            <text:p text:style-name="Standard">De begeleider en/of de examinator van het project kunnen hierbij als bemiddelaar fungeren.</text:p>
          </table:table-cell>
        </table:table-row>
        <table:table-row table:style-name="Table3.1">
          <table:table-cell table:style-name="Table3.A13" office:value-type="string">
            <text:p text:style-name="Standard">Test en evaluatie</text:p>
          </table:table-cell>
          <table:table-cell table:style-name="Table3.B13" office:value-type="string">
            <text:p text:style-name="Standard"><text:span text:style-name="T1">In het Projectplan worden momenten aangegeven waarop de werkzaamheden van de uitvoerders worden geëvalueerd en de producten worden getest. <text:s text:c="141"/>Indien een uitvoerder de werkzaamheden niet naar behoren verricht, niet voldoet aan de overeengekomen kwalificaties of zich schuldig maakt aan wangedrag, zal de opdrachtgever dit schriftelijk mededelen aan de examinator ABI waarna deze zo spoedig mogelijk een functioneringsgesprek aan gaat met het projectteam.</text:span></text:p>
          </table:table-cell>
        </table:table-row>
        <table:table-row table:style-name="Table3.1">
          <table:table-cell table:style-name="Table3.A14" office:value-type="string">
            <text:p text:style-name="Standard">Auteursrecht</text:p>
          </table:table-cell>
          <table:table-cell table:style-name="Table3.B14" office:value-type="string">
            <text:p text:style-name="P5">Het auteursrecht op de resultaten, rapporten en eventuele presentaties die voortkomen uit de werkzaamheden berust bij de Open Universiteit Nederland. <text:s text:c="193"/>De Open Universiteit Nederland heeft in alle gevallen toestemming tot gebruik van de in de rapporten en presentaties neergelegde resultaten die zijn voortgekomen uit de werkzaamheden, voor scholingsdoeleinden, overleggen vqan resultaten aan accrediterende instanties en/ of wetenschappelijke publicaties.</text:p>
            <text:p text:style-name="P5">Eventuele rechten en verplichtingen van ABI en de opdrachtgever blijven voor zover nodig ook van kracht na beëindiging van deze werkzaamheden.</text:p>
          </table:table-cell>
        </table:table-row>
        <table:table-row table:style-name="Table3.1">
          <table:table-cell table:style-name="Table3.A15" office:value-type="string">
            <text:p text:style-name="Standard">Garantie</text:p>
          </table:table-cell>
          <table:table-cell table:style-name="Table3.B15" office:value-type="string">
            <text:p text:style-name="P5">ABI garandeert dat het projectteam zal worden begeleid op een manier die strookt met de actuele inzichten met betrekking tot de effectiviteit en efficiency van bedrijvend leren. ABI garandeert niet dat elke uitvoerder volledig het beoogde eindresultaat bereikt aangezien daarvoor te veel variabelen buiten de beïnvloedingsmogelijkheden van ABI liggen.</text:p>
          </table:table-cell>
        </table:table-row>
        <table:table-row table:style-name="Table3.1">
          <table:table-cell table:style-name="Table3.A16" office:value-type="string">
            <text:p text:style-name="Standard">Vergoeding van onkosten</text:p>
          </table:table-cell>
          <table:table-cell table:style-name="Table3.B16" office:value-type="string">
            <text:p text:style-name="P5">In principe worden geen kosten in rekening gebracht aan de opdrachtgever voor het uitvoeren van het project.</text:p>
            <text:p text:style-name="Standard"><text:span text:style-name="T1">Indien tussen het projectteam en de opdrachtgever afspraken gemaakt worden over het vergoeden van reiskosten en materiële kosten (onkosten) dient dit in het projectplan vastgelegd te zijn. Vergoedingen voor reiskosten worden door de opdrachtgever </text:span><text:soft-page-break/><text:span text:style-name="T1">rechtstreeks aan de leden van het projectteam vergoed aan het einde van het project .</text:span></text:p>
            <text:p text:style-name="Standard"><text:span text:style-name="T1">Uitgaven van materiële kosten zullen vooraf schriftelijk aan de opdrachtgever worden voorgelegd. De <text:s/>materiële kosten worden zoals overeengekomen in het projectplan door het studententeam gedeclareerd.</text:span></text:p>
            <text:p text:style-name="P5">De vergoedingen worden door de opdrachtgever binnen dertig dagen betaalbaar gesteld na een door de studenten ingediende declaratie.</text:p>
          </table:table-cell>
        </table:table-row>
        <table:table-row table:style-name="Table3.1">
          <table:table-cell table:style-name="Table3.A17" office:value-type="string">
            <text:p text:style-name="Standard">Geheimhouding</text:p>
          </table:table-cell>
          <table:table-cell table:style-name="Table3.B17" office:value-type="string">
            <text:p text:style-name="P5">Het projectteam zal alle redelijkerwijs te nemen voorzorgsmaatregelen treffen teneinde de van de opdrachtgever ontvangen vertrouwelijke informatie geheim te houden. Het projectteam verplicht zich om zonder vooraf verkregen schriftelijke toestemming van de opdrachtgever geen vertrouwelijke informatie openbaar te maken. ‘Vertrouwelijke informatie’ omvat alle informatie die in het kader van dit project verschaft is, met uitzondering van de informatie die:</text:p>
            <text:p text:style-name="P5">•<text:tab/>reeds eerder in het bezit was van personen betrokken bij dit project; <text:s text:c="3"/></text:p>
            <text:p text:style-name="P5">•<text:tab/>openbaar is geworden zonder toedoen/ nalaten van personen betrokken bij dit project; <text:s/></text:p>
            <text:p text:style-name="P5">•<text:tab/>is ontvangen van een derde die deze informatie niet direct onder geheimhouding heeft <text:s text:c="270"/>verkregen; <text:s text:c="4"/></text:p>
            <text:p text:style-name="P5">•<text:tab/>reeds onderdeel uitmaakte van de openbare kennis of literatuur.</text:p>
            <text:p text:style-name="P5"/>
            <text:p text:style-name="P5">De vertrouwelijkheid strekt zich ook uit tot de examinator, begeleiders en consultenten die vanuit hun beoordelende, begeleidende of adviserende rol naar het projectteam, noodzakelijkerwijs voor het uitvoeren van deze taken op de hoogte gebracht worden van vertrouwelijke informatie.</text:p>
          </table:table-cell>
        </table:table-row>
        <table:table-row table:style-name="Table3.1">
          <table:table-cell table:style-name="Table3.A18" office:value-type="string">
            <text:p text:style-name="Standard">Aansprakelijkheid</text:p>
          </table:table-cell>
          <table:table-cell table:style-name="Table3.B18" office:value-type="string">
            <text:p text:style-name="P5">Het projectteam aanvaardt geen aansprakelijkheid voor het ontstaan van eventuele schade die optreedt als gevolg van de door het projectteam verrichte werkzaamheden.</text:p>
          </table:table-cell>
        </table:table-row>
        <table:table-row table:style-name="Table3.1">
          <table:table-cell table:style-name="Table3.A19" office:value-type="string">
            <text:p text:style-name="Standard">Tussentijdse beëindiging</text:p>
            <text:p text:style-name="Standard"/>
          </table:table-cell>
          <table:table-cell table:style-name="Table3.B19" office:value-type="string">
            <text:p text:style-name="P5">Tussentijdse beëindiging van de werkzaamheden vindt plaats per aangetekende brief indien er in strijd wordt gehandeld met de in het Projectplan neergelegde afspraken.</text:p>
          </table:table-cell>
        </table:table-row>
        <table:table-row table:style-name="Table3.1">
          <table:table-cell table:style-name="Table3.A20" office:value-type="string">
            <text:p text:style-name="Standard">Geschillen</text:p>
          </table:table-cell>
          <table:table-cell table:style-name="Table3.B20" office:value-type="string">
            <text:p text:style-name="P5">In geval van een geschil treden de opdrachtgever en de examinator in nader overleg om een passende oplossing te vinden.</text:p>
          </table:table-cell>
        </table:table-row>
      </table:table>
      <text:p text:style-name="Standard"/>
      <text:p text:style-name="Standard"/>
      <text:p text:style-name="Standard"/>
      <text:p text:style-name="P4"><text:soft-page-break/>Dit document is akkoord wanneer de opdrachtgever via een e-mail te kennen geeft geen bezwaar te hebben tegen deze tek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entury Schoolbook" svg:font-family="'Century Schoolbook'" style:font-family-generic="roman"/>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Century Schoolbook" fo:font-size="12pt" fo:language="nl" fo:country="NL"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page"/>
      <style:text-properties style:use-window-font-color="true" style:font-name="Century Schoolbook" fo:font-size="12pt" fo:language="nl" fo:country="NL"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name="Century Schoolbook" fo:font-family="'Century Schoolbook'" style:font-family-generic="roman" style:font-size-asian="12pt" style:font-name-complex="Lohit Devanagari1"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Century Schoolbook" fo:font-family="'Century Schoolbook'"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entury Schoolbook" fo:font-family="'Century Schoolbook'" style:font-family-generic="roman" style:font-size-asian="12pt" style:font-name-complex="Lohit Devanagari1" style:font-family-complex="'Lohit Devanagari'"/>
    </style:style>
    <style:style style:name="Heading_20_3" style:display-name="Heading 3" style:family="paragraph" style:parent-style-name="Standard" style:next-style-name="Standard" style:default-outline-level="3" style:class="text">
      <style:paragraph-properties fo:margin-top="4.23mm" fo:margin-bottom="1.06m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mm" style:type="center"/>
          <style:tab-stop style:position="160.02mm" style:type="right"/>
        </style:tab-stops>
      </style:paragraph-properties>
    </style:style>
    <style:style style:name="Footer" style:family="paragraph" style:parent-style-name="Standard" style:class="extra">
      <style:paragraph-properties>
        <style:tab-stops>
          <style:tab-stop style:position="80.01mm" style:type="center"/>
          <style:tab-stop style:position="160.02mm" style:type="right"/>
        </style:tab-stops>
      </style:paragraph-properties>
    </style:style>
    <style:style style:name="Ballonteks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Standaardalinea-lettertype" style:family="text"/>
    <style:style style:name="Page_20_Number" style:display-name="Page Number" style:family="text" style:parent-style-name="Standaardalinea-lettertype"/>
    <style:style style:name="Internet_20_link" style:display-name="Internet link" style:family="text">
      <style:text-properties fo:color="#0000ff" style:text-underline-style="solid" style:text-underline-width="auto" style:text-underline-color="font-color"/>
    </style:style>
    <style:style style:name="Voetnoottekst_20_Char" style:display-name="Voetnoottekst Char" style:family="text" style:parent-style-name="Standaardalinea-lettertyp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1.75mm" fo:text-indent="-3.18mm" fo:margin-left="31.75m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69.85mm" fo:text-indent="-3.18mm" fo:margin-left="69.85m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2.55mm" fo:text-indent="-6.35mm" fo:margin-left="82.55m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95.25mm" fo:text-indent="-6.35mm" fo:margin-left="95.25m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07.95mm" fo:text-indent="-3.18mm" fo:margin-left="107.9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Courier New1"/>
      </text:list-level-style-bullet>
      <text:list-level-style-bullet text:level="2" text:style-name="WW8Num8z0"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80.01mm" style:type="center"/>
          <style:tab-stop style:position="165.1mm" style:type="right"/>
        </style:tab-stops>
      </style:paragraph-properties>
      <style:text-properties fo:font-weight="bold" style:font-weight-asian="bold"/>
    </style:style>
    <style:style style:name="MP2" style:family="paragraph" style:parent-style-name="Header">
      <style:paragraph-properties>
        <style:tab-stops>
          <style:tab-stop style:position="80.01mm" style:type="center"/>
          <style:tab-stop style:position="165.1mm" style:type="right"/>
        </style:tab-stops>
      </style:paragraph-properties>
    </style:style>
    <style:style style:name="MP3" style:family="paragraph" style:parent-style-name="Header">
      <style:paragraph-properties>
        <style:tab-stops>
          <style:tab-stop style:position="165.1mm" style:type="right"/>
        </style:tab-stops>
      </style:paragraph-properties>
    </style:style>
    <style:style style:name="MP4" style:family="paragraph" style:parent-style-name="Header">
      <style:paragraph-properties fo:text-align="end" style:justify-single-word="false"/>
    </style:style>
    <style:style style:name="MP5" style:family="paragraph" style:parent-style-name="Footer">
      <style:paragraph-properties fo:text-align="center" style:justify-single-word="false"/>
    </style:style>
    <style:style style:name="MT1" style:family="text">
      <style:text-properties fo:font-weight="bold" style:font-weight-asian="bold"/>
    </style:style>
    <style:style style:name="MT2" style:family="text"/>
    <style:style style:name="Mfr1" style:family="graphic" style:parent-style-name="Graphics">
      <style:graphic-properties fo:margin-left="0mm" fo:margin-right="0mm" style:vertical-pos="top" style:vertical-rel="baseline" fo:padding="0.02mm" fo:border="none" style:mirror="none" fo:clip="rect(0mm, 0mm, 0mm, 0mm)" draw:luminance="0%" draw:contrast="0%" draw:red="0%" draw:green="0%" draw:blue="0%" draw:gamma="100%" draw:color-inversion="false" draw:image-opacity="100%" draw:color-mode="standard"/>
    </style:style>
    <style:page-layout style:name="Mpm1">
      <style:page-layout-properties fo:page-width="215.9mm" fo:page-height="279.4mm" style:num-format="1" style:print-orientation="portrait" fo:margin-top="12.49mm" fo:margin-bottom="12.49mm" fo:margin-left="24.99mm" fo:margin-right="24.99mm" style:writing-mode="lr-tb" style:layout-grid-color="#c0c0c0" style:layout-grid-lines="40" style:layout-grid-base-height="6.35mm" style:layout-grid-ruby-height="0mm" style:layout-grid-mode="none" style:layout-grid-ruby-below="false" style:layout-grid-print="false" style:layout-grid-display="false" style:layout-grid-base-width="4.23mm" style:layout-grid-snap-to="true" style:layout-grid-snap-to-characters="true" style:footnote-max-height="0mm">
        <style:footnote-sep style:width="0.18mm" style:distance-before-sep="1.01mm" style:distance-after-sep="1.01mm" style:line-style="solid" style:adjustment="left" style:rel-width="25%" style:color="#000000"/>
      </style:page-layout-properties>
      <style:header-style>
        <style:header-footer-properties fo:min-height="12.51mm" fo:margin-bottom="11.52mm" style:dynamic-spacing="true"/>
      </style:header-style>
      <style:footer-style>
        <style:header-footer-properties fo:min-height="12.51mm" fo:margin-top="11.52mm" style:dynamic-spacing="tru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Voorbeeld overeenkomst </text:p>
        <text:p text:style-name="MP2"><text:span text:style-name="MT1">ABI-projectteam met <text:s/>opdrachtgever</text:span><text:tab/><text:tab/><draw:frame draw:style-name="Mfr1" draw:name="Image1" text:anchor-type="as-char" svg:width="78.67mm" svg:height="5.75mm" draw:z-index="3"><draw:image xlink:href="Pictures/200000250000619100000707EBC2D069.wmf" xlink:type="simple" xlink:show="embed" xlink:actuate="onLoad"/></draw:frame></text:p>
        <text:p text:style-name="MP3"><text:span text:style-name="MT1">Afstudeerproject bachelor informatica - ABI</text:span><text:tab/><text:modification-date style:data-style-name="N76">2 oktober 2014</text:modification-date></text:p>
        <text:p text:style-name="MP4">Versie 1.1</text:p>
      </style:header>
      <style:footer>
        <text:p text:style-name="MP5"><text:span text:style-name="Page_20_Number"><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gevens aanvrager en globale gegevens project</dc:title>
    <meta:initial-creator>fmo</meta:initial-creator>
    <meta:creation-date>2007-09-13T17:11:00</meta:creation-date>
    <dc:date>2014-10-02T07:26:13.679133541</dc:date>
    <meta:print-date>2007-06-04T16:43:00</meta:print-date>
    <meta:editing-cycles>35</meta:editing-cycles>
    <meta:editing-duration>PT51M</meta:editing-duration>
    <meta:document-statistic meta:table-count="3" meta:image-count="1" meta:object-count="0" meta:page-count="4" meta:paragraph-count="66" meta:word-count="845" meta:character-count="6617" meta:non-whitespace-character-count="5223"/>
    <meta:generator>LibreOffice/4.2.6.3$Linux_X86_64 LibreOffice_project/420$Build-3</meta:generator>
  </office:meta>
</office:document-meta>
</file>